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1.0575in"/>
    </style:style>
    <style:style style:name="co3" style:family="table-column">
      <style:table-column-properties fo:break-before="auto" style:column-width="4.9362in"/>
    </style:style>
    <style:style style:name="co4" style:family="table-column">
      <style:table-column-properties fo:break-before="auto" style:column-width="0.8429in"/>
    </style:style>
    <style:style style:name="co5" style:family="table-column">
      <style:table-column-properties fo:break-before="auto" style:column-width="1.5138in"/>
    </style:style>
    <style:style style:name="co6" style:family="table-column">
      <style:table-column-properties fo:break-before="auto" style:column-width="1.4874in"/>
    </style:style>
    <style:style style:name="co7" style:family="table-column">
      <style:table-column-properties fo:break-before="auto" style:column-width="2.104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6945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100"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4" style:family="table-cell" style:parent-style-name="Default" style:data-style-name="N104">
      <style:table-cell-properties fo:background-color="#ffff00"/>
      <style:text-properties fo:font-size="14pt" style:font-size-asian="14pt" style:font-size-complex="14pt"/>
    </style:style>
    <style:style style:name="ce5" style:family="table-cell" style:parent-style-name="Default" style:data-style-name="N104">
      <style:text-properties fo:font-size="14pt" style:font-size-asian="14pt" style:font-size-complex="14pt"/>
    </style:style>
    <style:style style:name="ce6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7" style:family="table-cell" style:parent-style-name="Default" style:data-style-name="N3">
      <style:text-properties fo:font-size="14pt" style:font-size-asian="14pt" style:font-size-complex="14pt"/>
    </style:style>
    <style:style style:name="ce8" style:family="table-cell" style:parent-style-name="Default" style:data-style-name="N121">
      <style:table-cell-properties fo:background-color="#ffff00" fo:wrap-option="wrap"/>
      <style:text-properties fo:font-size="14pt" style:font-size-asian="14pt" style:font-size-complex="14pt"/>
    </style:style>
    <style:style style:name="ce9" style:family="table-cell" style:parent-style-name="Default" style:data-style-name="N121">
      <style:table-cell-properties fo:background-color="#ffff00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WR Protector 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3"/>
        <table:table-column table:style-name="co8" table:default-cell-style-name="ce5"/>
        <table:table-column table:style-name="co8" table:default-cell-style-name="ce1"/>
        <table:table-column table:style-name="co8" table:number-columns-repeated="2" table:default-cell-style-name="ce9"/>
        <table:table-column table:style-name="co8" table:number-columns-repeated="16373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/>
          <table:table-cell office:value-type="string" calcext:value-type="string">
            <text:p>price</text:p>
          </table:table-cell>
          <table:table-cell table:style-name="ce6" office:value-type="string" calcext:value-type="string">
            <text:p>qty for that price</text:p>
          </table:table-cell>
          <table:table-cell table:style-name="ce8" office:value-type="string" calcext:value-type="string">
            <text:p>price per unit</text:p>
          </table:table-cell>
          <table:table-cell table:style-name="ce8" office:value-type="string" calcext:value-type="string">
            <text:p>prorated shipping per part</text:p>
          </table:table-cell>
          <table:table-cell table:number-columns-repeated="1637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2,C1</text:p>
          </table:table-cell>
          <table:table-cell office:value-type="string" calcext:value-type="string">
            <text:p>C_Disc_D5.0mm_W2.5mm_P5.0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Tayda A-550</text:p>
          </table:table-cell>
          <table:table-cell table:style-name="ce4" table:formula="of:=[.D2]*([.J2]+[.K2])" office:value-type="currency" office:currency="USD" office:value="0.0319029850746269" calcext:value-type="currency">
            <text:p>$0.03</text:p>
          </table:table-cell>
          <table:table-cell office:value-type="currency" office:currency="USD" office:value="0.5" calcext:value-type="currency">
            <text:p>$0.50</text:p>
          </table:table-cell>
          <table:table-cell office:value-type="float" office:value="50" calcext:value-type="float">
            <text:p>50</text:p>
          </table:table-cell>
          <table:table-cell table:formula="of:=[.H2]/[.I2]" office:value-type="currency" office:currency="USD" office:value="0.01" calcext:value-type="currency">
            <text:p>$0.010</text:p>
          </table:table-cell>
          <table:table-cell table:formula="of:=([.H2]/order)*shipping/[.I2]" office:value-type="currency" office:currency="USD" office:value="0.00595149253731343" calcext:value-type="currency">
            <text:p>$0.006</text:p>
          </table:table-cell>
          <table:table-cell table:number-columns-repeated="1637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Axial_DIN0207_L6.3mm_D2.5mm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Tayda A-2027</text:p>
          </table:table-cell>
          <table:table-cell table:style-name="ce4" table:formula="of:=[.D3]*([.J3]+[.K3])" office:value-type="currency" office:currency="USD" office:value="0.0191417910447761" calcext:value-type="currency">
            <text:p>$0.02</text:p>
          </table:table-cell>
          <table:table-cell office:value-type="currency" office:currency="USD" office:value="1.2" calcext:value-type="currency">
            <text:p>$1.20</text:p>
          </table:table-cell>
          <table:table-cell office:value-type="float" office:value="100" calcext:value-type="float">
            <text:p>100</text:p>
          </table:table-cell>
          <table:table-cell table:formula="of:=[.H3]/[.I3]" office:value-type="currency" office:currency="USD" office:value="0.012" calcext:value-type="currency">
            <text:p>$0.012</text:p>
          </table:table-cell>
          <table:table-cell table:formula="of:=([.H3]/order)*shipping/[.I3]" office:value-type="currency" office:currency="USD" office:value="0.00714179104477612" calcext:value-type="currency">
            <text:p>$0.007</text:p>
          </table:table-cell>
          <table:table-cell table:number-columns-repeated="1637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6,R5</text:p>
          </table:table-cell>
          <table:table-cell office:value-type="string" calcext:value-type="string">
            <text:p>R_Axial_DIN0207_L6.3mm_D2.5mm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R</text:p>
          </table:table-cell>
          <table:table-cell office:value-type="string" calcext:value-type="string">
            <text:p>Tayda A-2048</text:p>
          </table:table-cell>
          <table:table-cell table:style-name="ce4" table:formula="of:=[.D4]*([.J4]+[.K4])" office:value-type="currency" office:currency="USD" office:value="0.0382835820895522" calcext:value-type="currency">
            <text:p>$0.04</text:p>
          </table:table-cell>
          <table:table-cell office:value-type="currency" office:currency="USD" office:value="1.2" calcext:value-type="currency">
            <text:p>$1.20</text:p>
          </table:table-cell>
          <table:table-cell office:value-type="float" office:value="100" calcext:value-type="float">
            <text:p>100</text:p>
          </table:table-cell>
          <table:table-cell table:formula="of:=[.H4]/[.I4]" office:value-type="currency" office:currency="USD" office:value="0.012" calcext:value-type="currency">
            <text:p>$0.012</text:p>
          </table:table-cell>
          <table:table-cell table:formula="of:=([.H4]/order)*shipping/[.I4]" office:value-type="currency" office:currency="USD" office:value="0.00714179104477612" calcext:value-type="currency">
            <text:p>$0.007</text:p>
          </table:table-cell>
          <table:table-cell table:number-columns-repeated="1637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4,C3</text:p>
          </table:table-cell>
          <table:table-cell office:value-type="string" calcext:value-type="string">
            <text:p>C_Disc_D5.0mm_W2.5mm_P5.0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Tayda A-553</text:p>
          </table:table-cell>
          <table:table-cell table:style-name="ce4" table:formula="of:=[.D5]*([.J5]+[.K5])" office:value-type="currency" office:currency="USD" office:value="0.0319029850746269" calcext:value-type="currency">
            <text:p>$0.03</text:p>
          </table:table-cell>
          <table:table-cell office:value-type="currency" office:currency="USD" office:value="0.5" calcext:value-type="currency">
            <text:p>$0.50</text:p>
          </table:table-cell>
          <table:table-cell office:value-type="float" office:value="50" calcext:value-type="float">
            <text:p>50</text:p>
          </table:table-cell>
          <table:table-cell table:formula="of:=[.H5]/[.I5]" office:value-type="currency" office:currency="USD" office:value="0.01" calcext:value-type="currency">
            <text:p>$0.010</text:p>
          </table:table-cell>
          <table:table-cell table:formula="of:=([.H5]/order)*shipping/[.I5]" office:value-type="currency" office:currency="USD" office:value="0.00595149253731343" calcext:value-type="currency">
            <text:p>$0.006</text:p>
          </table:table-cell>
          <table:table-cell table:number-columns-repeated="1637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2,T1</text:p>
          </table:table-cell>
          <table:table-cell office:value-type="string" calcext:value-type="string">
            <text:p>FT37-43-TRANSFORMER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:12</text:p>
          </table:table-cell>
          <table:table-cell office:value-type="string" calcext:value-type="string">
            <text:p>JPM Supply</text:p>
          </table:table-cell>
          <table:table-cell table:style-name="ce4" table:formula="of:=[.D6]*([.J6]+[.K6])" office:value-type="currency" office:currency="USD" office:value="1.68" calcext:value-type="currency">
            <text:p>$1.68</text:p>
          </table:table-cell>
          <table:table-cell office:value-type="currency" office:currency="USD" office:value="2.9" calcext:value-type="currency">
            <text:p>$2.90</text:p>
          </table:table-cell>
          <table:table-cell office:value-type="float" office:value="10" calcext:value-type="float">
            <text:p>10</text:p>
          </table:table-cell>
          <table:table-cell table:formula="of:=[.H6]/[.I6]" office:value-type="currency" office:currency="USD" office:value="0.29" calcext:value-type="currency">
            <text:p>$0.290</text:p>
          </table:table-cell>
          <table:table-cell table:formula="of:=([.H6]/2.9)*5.5/[.I6]" office:value-type="currency" office:currency="USD" office:value="0.55" calcext:value-type="currency">
            <text:p>$0.550</text:p>
          </table:table-cell>
          <table:table-cell table:number-columns-repeated="1637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BNC_Amphenol_B6252HB-NPP3G-50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ceiver</text:p>
          </table:table-cell>
          <table:table-cell office:value-type="string" calcext:value-type="string">
            <text:p>Jameco</text:p>
          </table:table-cell>
          <table:table-cell table:style-name="ce4" table:formula="of:=[.D7]*([.J7]+[.K7])" office:value-type="currency" office:currency="USD" office:value="2.303125" calcext:value-type="currency">
            <text:p>$2.30</text:p>
          </table:table-cell>
          <table:table-cell office:value-type="currency" office:currency="USD" office:value="28" calcext:value-type="currency">
            <text:p>$28.00</text:p>
          </table:table-cell>
          <table:table-cell office:value-type="float" office:value="16" calcext:value-type="float">
            <text:p>16</text:p>
          </table:table-cell>
          <table:table-cell table:formula="of:=[.H7]/[.I7]" office:value-type="currency" office:currency="USD" office:value="1.75" calcext:value-type="currency">
            <text:p>$1.750</text:p>
          </table:table-cell>
          <table:table-cell table:formula="of:=([.H7]/28)*8.85/[.I7]" office:value-type="currency" office:currency="USD" office:value="0.553125" calcext:value-type="currency">
            <text:p>$0.553</text:p>
          </table:table-cell>
          <table:table-cell table:number-columns-repeated="1637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ATX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X209</text:p>
          </table:table-cell>
          <table:table-cell office:value-type="string" calcext:value-type="string">
            <text:p>Digikey 255-5499-ND</text:p>
          </table:table-cell>
          <table:table-cell table:style-name="ce4" table:formula="of:=[.D8]*([.J8]+[.K8])" office:value-type="currency" office:currency="USD" office:value="4.81897597042514" calcext:value-type="currency">
            <text:p>$4.82</text:p>
          </table:table-cell>
          <table:table-cell office:value-type="currency" office:currency="USD" office:value="23.1" calcext:value-type="currency">
            <text:p>$23.10</text:p>
          </table:table-cell>
          <table:table-cell office:value-type="float" office:value="5" calcext:value-type="float">
            <text:p>5</text:p>
          </table:table-cell>
          <table:table-cell table:formula="of:=[.H8]/[.I8]" office:value-type="currency" office:currency="USD" office:value="4.62" calcext:value-type="currency">
            <text:p>$4.620</text:p>
          </table:table-cell>
          <table:table-cell table:formula="of:=([.H8]/162.3)*6.99/[.I8]" office:value-type="currency" office:currency="USD" office:value="0.198975970425139" calcext:value-type="currency">
            <text:p>$0.199</text:p>
          </table:table-cell>
          <table:table-cell table:number-columns-repeated="1637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3,R4</text:p>
          </table:table-cell>
          <table:table-cell office:value-type="string" calcext:value-type="string">
            <text:p>R_Axial_DIN0207_L6.3mm_D2.5mm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Tayda A-2071</text:p>
          </table:table-cell>
          <table:table-cell table:style-name="ce4" table:formula="of:=[.D9]*([.J9]+[.K9])" office:value-type="currency" office:currency="USD" office:value="0.0382835820895522" calcext:value-type="currency">
            <text:p>$0.04</text:p>
          </table:table-cell>
          <table:table-cell office:value-type="currency" office:currency="USD" office:value="1.2" calcext:value-type="currency">
            <text:p>$1.20</text:p>
          </table:table-cell>
          <table:table-cell office:value-type="float" office:value="100" calcext:value-type="float">
            <text:p>100</text:p>
          </table:table-cell>
          <table:table-cell table:formula="of:=[.H9]/[.I9]" office:value-type="currency" office:currency="USD" office:value="0.012" calcext:value-type="currency">
            <text:p>$0.012</text:p>
          </table:table-cell>
          <table:table-cell table:formula="of:=([.H9]/order)*shipping/[.I9]" office:value-type="currency" office:currency="USD" office:value="0.00714179104477612" calcext:value-type="currency">
            <text:p>$0.007</text:p>
          </table:table-cell>
          <table:table-cell table:number-columns-repeated="1637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Potentiometer_Bourns_3266Y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igikey 3266Y-1-103LF-ND</text:p>
          </table:table-cell>
          <table:table-cell table:style-name="ce4" table:formula="of:=[.D10]*([.J10]+[.K10])" office:value-type="currency" office:currency="USD" office:value="5.12325991189427" calcext:value-type="currency">
            <text:p>$5.12</text:p>
          </table:table-cell>
          <table:table-cell office:value-type="currency" office:currency="USD" office:value="21" calcext:value-type="currency">
            <text:p>$21.00</text:p>
          </table:table-cell>
          <table:table-cell office:value-type="float" office:value="5" calcext:value-type="float">
            <text:p>5</text:p>
          </table:table-cell>
          <table:table-cell table:formula="of:=[.H10]/[.I10]" office:value-type="currency" office:currency="USD" office:value="4.2" calcext:value-type="currency">
            <text:p>$4.200</text:p>
          </table:table-cell>
          <table:table-cell table:formula="of:=([.H10]/22.7)*4.99/[.I10]" office:value-type="currency" office:currency="USD" office:value="0.923259911894273" calcext:value-type="currency">
            <text:p>$0.923</text:p>
          </table:table-cell>
          <table:table-cell table:number-columns-repeated="1637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DO-15_P3.81mm_Vertical_Kathode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Tayda  A-155</text:p>
          </table:table-cell>
          <table:table-cell table:style-name="ce4" table:formula="of:=[.D11]*([.J11]+[.K11])" office:value-type="currency" office:currency="USD" office:value="0.0319029850746269" calcext:value-type="currency">
            <text:p>$0.03</text:p>
          </table:table-cell>
          <table:table-cell office:value-type="currency" office:currency="USD" office:value="1" calcext:value-type="currency">
            <text:p>$1.00</text:p>
          </table:table-cell>
          <table:table-cell office:value-type="float" office:value="50" calcext:value-type="float">
            <text:p>50</text:p>
          </table:table-cell>
          <table:table-cell table:formula="of:=[.H11]/[.I11]" office:value-type="currency" office:currency="USD" office:value="0.02" calcext:value-type="currency">
            <text:p>$0.020</text:p>
          </table:table-cell>
          <table:table-cell table:formula="of:=([.H11]/order)*shipping/[.I11]" office:value-type="currency" office:currency="USD" office:value="0.0119029850746269" calcext:value-type="currency">
            <text:p>$0.012</text:p>
          </table:table-cell>
          <table:table-cell table:number-columns-repeated="1637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D3,D4</text:p>
          </table:table-cell>
          <table:table-cell office:value-type="string" calcext:value-type="string">
            <text:p>D_DO-15_P3.81mm_Vertical_Kathode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270</text:p>
          </table:table-cell>
          <table:table-cell office:value-type="string" calcext:value-type="string">
            <text:p>Digikey 2383-1N270-ND</text:p>
          </table:table-cell>
          <table:table-cell table:style-name="ce4" table:formula="of:=[.D12]*([.J12]+[.K12])" office:value-type="currency" office:currency="USD" office:value="4.93" calcext:value-type="currency">
            <text:p>$4.93</text:p>
          </table:table-cell>
          <table:table-cell office:value-type="currency" office:currency="USD" office:value="8" calcext:value-type="currency">
            <text:p>$8.00</text:p>
          </table:table-cell>
          <table:table-cell office:value-type="float" office:value="10" calcext:value-type="float">
            <text:p>10</text:p>
          </table:table-cell>
          <table:table-cell table:formula="of:=[.H12]/[.I12]" office:value-type="currency" office:currency="USD" office:value="0.8" calcext:value-type="currency">
            <text:p>$0.800</text:p>
          </table:table-cell>
          <table:table-cell table:formula="of:=([.H12]/[.H12])*16.65/[.I12]" office:value-type="currency" office:currency="USD" office:value="1.665" calcext:value-type="currency">
            <text:p>$1.665</text:p>
          </table:table-cell>
          <table:table-cell table:number-columns-repeated="1637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1,J2</text:p>
          </table:table-cell>
          <table:table-cell office:value-type="string" calcext:value-type="string">
            <text:p>BarrelJack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Digikey CP-002A-ND</text:p>
          </table:table-cell>
          <table:table-cell table:style-name="ce4" table:formula="of:=[.D13]*([.J13]+[.K13])" office:value-type="currency" office:currency="USD" office:value="1.29966321626617" calcext:value-type="currency">
            <text:p>$1.30</text:p>
          </table:table-cell>
          <table:table-cell office:value-type="currency" office:currency="USD" office:value="6.23" calcext:value-type="currency">
            <text:p>$6.23</text:p>
          </table:table-cell>
          <table:table-cell office:value-type="float" office:value="10" calcext:value-type="float">
            <text:p>10</text:p>
          </table:table-cell>
          <table:table-cell table:formula="of:=[.H13]/[.I13]" office:value-type="currency" office:currency="USD" office:value="0.623" calcext:value-type="currency">
            <text:p>$0.623</text:p>
          </table:table-cell>
          <table:table-cell table:formula="of:=([.H13]/162.3)*6.99/[.I13]" office:value-type="currency" office:currency="USD" office:value="0.0268316081330869" calcext:value-type="currency">
            <text:p>$0.027</text:p>
          </table:table-cell>
          <table:table-cell table:number-columns-repeated="1637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_Axial_DIN0207_L6.3mm_D2.5mm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Tayda A-2123</text:p>
          </table:table-cell>
          <table:table-cell table:style-name="ce4" table:formula="of:=[.D14]*([.J14]+[.K14])" office:value-type="currency" office:currency="USD" office:value="0.1396" calcext:value-type="currency">
            <text:p>$0.14</text:p>
          </table:table-cell>
          <table:table-cell office:value-type="currency" office:currency="USD" office:value="1.2" calcext:value-type="currency">
            <text:p>$1.20</text:p>
          </table:table-cell>
          <table:table-cell office:value-type="float" office:value="100" calcext:value-type="float">
            <text:p>100</text:p>
          </table:table-cell>
          <table:table-cell table:formula="of:=[.H14]/[.I14]" office:value-type="currency" office:currency="USD" office:value="0.012" calcext:value-type="currency">
            <text:p>$0.012</text:p>
          </table:table-cell>
          <table:table-cell table:formula="of:=([.H14]/[.H14])*12.76/[.I14]" office:value-type="currency" office:currency="USD" office:value="0.1276" calcext:value-type="currency">
            <text:p>$0.128</text:p>
          </table:table-cell>
          <table:table-cell table:number-columns-repeated="1637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TO-92_In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ayda A-111</text:p>
          </table:table-cell>
          <table:table-cell table:style-name="ce4" table:formula="of:=[.D15]*([.J15]+[.K15])" office:value-type="currency" office:currency="USD" office:value="0.0319029850746269" calcext:value-type="currency">
            <text:p>$0.03</text:p>
          </table:table-cell>
          <table:table-cell office:value-type="currency" office:currency="USD" office:value="1" calcext:value-type="currency">
            <text:p>$1.00</text:p>
          </table:table-cell>
          <table:table-cell office:value-type="float" office:value="50" calcext:value-type="float">
            <text:p>50</text:p>
          </table:table-cell>
          <table:table-cell table:formula="of:=[.H15]/[.I15]" office:value-type="currency" office:currency="USD" office:value="0.02" calcext:value-type="currency">
            <text:p>$0.020</text:p>
          </table:table-cell>
          <table:table-cell table:formula="of:=([.H15]/order)*shipping/[.I15]" office:value-type="currency" office:currency="USD" office:value="0.0119029850746269" calcext:value-type="currency">
            <text:p>$0.012</text:p>
          </table:table-cell>
          <table:table-cell table:number-columns-repeated="1637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inHeader_1x04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Tayda A-6772</text:p>
          </table:table-cell>
          <table:table-cell table:style-name="ce4" table:formula="of:=[.D16]*([.J16]+[.K16])" office:value-type="currency" office:currency="USD" office:value="0.0478544776119403" calcext:value-type="currency">
            <text:p>$0.05</text:p>
          </table:table-cell>
          <table:table-cell office:value-type="currency" office:currency="USD" office:value="0.03" calcext:value-type="currency">
            <text:p>$0.03</text:p>
          </table:table-cell>
          <table:table-cell office:value-type="float" office:value="1" calcext:value-type="float">
            <text:p>1</text:p>
          </table:table-cell>
          <table:table-cell table:formula="of:=[.H16]/[.I16]" office:value-type="currency" office:currency="USD" office:value="0.03" calcext:value-type="currency">
            <text:p>$0.030</text:p>
          </table:table-cell>
          <table:table-cell table:formula="of:=([.H16]/order)*shipping/[.I16]" office:value-type="currency" office:currency="USD" office:value="0.0178544776119403" calcext:value-type="currency">
            <text:p>$0.018</text:p>
          </table:table-cell>
          <table:table-cell table:number-columns-repeated="1637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R7,R8</text:p>
          </table:table-cell>
          <table:table-cell office:value-type="string" calcext:value-type="string">
            <text:p>R_Axial_DIN0207_L6.3mm_D2.5mm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Tayda A-2115</text:p>
          </table:table-cell>
          <table:table-cell table:style-name="ce4" table:formula="of:=[.D17]*([.J17]+[.K17])" office:value-type="currency" office:currency="USD" office:value="0.0382835820895522" calcext:value-type="currency">
            <text:p>$0.04</text:p>
          </table:table-cell>
          <table:table-cell office:value-type="currency" office:currency="USD" office:value="1.2" calcext:value-type="currency">
            <text:p>$1.20</text:p>
          </table:table-cell>
          <table:table-cell office:value-type="float" office:value="100" calcext:value-type="float">
            <text:p>100</text:p>
          </table:table-cell>
          <table:table-cell table:formula="of:=[.H17]/[.I17]" office:value-type="currency" office:currency="USD" office:value="0.012" calcext:value-type="currency">
            <text:p>$0.012</text:p>
          </table:table-cell>
          <table:table-cell table:formula="of:=([.H17]/order)*shipping/[.I17]" office:value-type="currency" office:currency="USD" office:value="0.00714179104477612" calcext:value-type="currency">
            <text:p>$0.007</text:p>
          </table:table-cell>
          <table:table-cell table:number-columns-repeated="1637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_D5.0mm_Horizontal_O1.27mm_Z9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igikey C503B-RAN-CZ0C0AA2CT-ND</text:p>
          </table:table-cell>
          <table:table-cell table:style-name="ce4" table:formula="of:=[.D18]*([.J18]+[.K18])" office:value-type="currency" office:currency="USD" office:value="0.174192421441774" calcext:value-type="currency">
            <text:p>$0.17</text:p>
          </table:table-cell>
          <table:table-cell office:value-type="currency" office:currency="USD" office:value="1.67" calcext:value-type="currency">
            <text:p>$1.67</text:p>
          </table:table-cell>
          <table:table-cell office:value-type="float" office:value="10" calcext:value-type="float">
            <text:p>10</text:p>
          </table:table-cell>
          <table:table-cell table:formula="of:=[.H18]/[.I18]" office:value-type="currency" office:currency="USD" office:value="0.167" calcext:value-type="currency">
            <text:p>$0.167</text:p>
          </table:table-cell>
          <table:table-cell table:formula="of:=([.H18]/162.3)*6.99/[.I18]" office:value-type="currency" office:currency="USD" office:value="0.00719242144177449" calcext:value-type="currency">
            <text:p>$0.007</text:p>
          </table:table-cell>
          <table:table-cell table:number-columns-repeated="1637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BNC_Amphenol_B6252HB-NPP3G-50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enna</text:p>
          </table:table-cell>
          <table:table-cell office:value-type="string" calcext:value-type="string">
            <text:p>Jameco</text:p>
          </table:table-cell>
          <table:table-cell table:style-name="ce4" table:formula="of:=[.D19]*([.J19]+[.K19])" office:value-type="currency" office:currency="USD" office:value="2.303125" calcext:value-type="currency">
            <text:p>$2.30</text:p>
          </table:table-cell>
          <table:table-cell office:value-type="currency" office:currency="USD" office:value="28" calcext:value-type="currency">
            <text:p>$28.00</text:p>
          </table:table-cell>
          <table:table-cell office:value-type="float" office:value="16" calcext:value-type="float">
            <text:p>16</text:p>
          </table:table-cell>
          <table:table-cell table:formula="of:=[.H19]/[.I19]" office:value-type="currency" office:currency="USD" office:value="1.75" calcext:value-type="currency">
            <text:p>$1.750</text:p>
          </table:table-cell>
          <table:table-cell table:formula="of:=([.H19]/28)*8.85/[.I19]" office:value-type="currency" office:currency="USD" office:value="0.553125" calcext:value-type="currency">
            <text:p>$0.553</text:p>
          </table:table-cell>
          <table:table-cell table:number-columns-repeated="1637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ON_Semiconductor-626-05-04_2015-P-MF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58</text:p>
          </table:table-cell>
          <table:table-cell office:value-type="string" calcext:value-type="string">
            <text:p>Tayda A-045</text:p>
          </table:table-cell>
          <table:table-cell table:style-name="ce4" table:formula="of:=[.D20]*([.J20]+[.K20])" office:value-type="currency" office:currency="USD" office:value="0.382835820895522" calcext:value-type="currency">
            <text:p>$0.38</text:p>
          </table:table-cell>
          <table:table-cell office:value-type="currency" office:currency="USD" office:value="2.4" calcext:value-type="currency">
            <text:p>$2.40</text:p>
          </table:table-cell>
          <table:table-cell office:value-type="float" office:value="10" calcext:value-type="float">
            <text:p>10</text:p>
          </table:table-cell>
          <table:table-cell table:formula="of:=[.H20]/[.I20]" office:value-type="currency" office:currency="USD" office:value="0.24" calcext:value-type="currency">
            <text:p>$0.240</text:p>
          </table:table-cell>
          <table:table-cell table:formula="of:=([.H20]/order)*shipping/[.I20]" office:value-type="currency" office:currency="USD" office:value="0.142835820895522" calcext:value-type="currency">
            <text:p>$0.143</text:p>
          </table:table-cell>
          <table:table-cell table:number-columns-repeated="1637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O-92_In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78L05_TO92</text:p>
          </table:table-cell>
          <table:table-cell office:value-type="string" calcext:value-type="string">
            <text:p>Digikey 296-LM78L05ACZ/LFT3CT-ND</text:p>
          </table:table-cell>
          <table:table-cell table:style-name="ce4" table:formula="of:=[.D21]*([.J21]+[.K21])" office:value-type="currency" office:currency="USD" office:value="0.821937892791128" calcext:value-type="currency">
            <text:p>$0.82</text:p>
          </table:table-cell>
          <table:table-cell office:value-type="currency" office:currency="USD" office:value="7.88" calcext:value-type="currency">
            <text:p>$7.88</text:p>
          </table:table-cell>
          <table:table-cell office:value-type="float" office:value="10" calcext:value-type="float">
            <text:p>10</text:p>
          </table:table-cell>
          <table:table-cell table:formula="of:=[.H21]/[.I21]" office:value-type="currency" office:currency="USD" office:value="0.788" calcext:value-type="currency">
            <text:p>$0.788</text:p>
          </table:table-cell>
          <table:table-cell table:formula="of:=([.H21]/162.3)*6.99/[.I21]" office:value-type="currency" office:currency="USD" office:value="0.0339378927911275" calcext:value-type="currency">
            <text:p>$0.034</text:p>
          </table:table-cell>
          <table:table-cell table:number-columns-repeated="16373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8-pin DIP socket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yda A-001</text:p>
          </table:table-cell>
          <table:table-cell table:style-name="ce4" table:formula="of:=[.D22]*([.J22]+[.K22])" office:value-type="currency" office:currency="USD" office:value="0.0478544776119403" calcext:value-type="currency">
            <text:p>$0.05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float" office:value="20" calcext:value-type="float">
            <text:p>20</text:p>
          </table:table-cell>
          <table:table-cell table:formula="of:=[.H22]/[.I22]" office:value-type="currency" office:currency="USD" office:value="0.03" calcext:value-type="currency">
            <text:p>$0.030</text:p>
          </table:table-cell>
          <table:table-cell table:formula="of:=([.H22]/order)*shipping/[.I22]" office:value-type="currency" office:currency="USD" office:value="0.0178544776119403" calcext:value-type="currency">
            <text:p>$0.018</text:p>
          </table:table-cell>
          <table:table-cell table:number-columns-repeated="16373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#4 x 1/4” pan head screws to secure board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mazon</text:p>
          </table:table-cell>
          <table:table-cell table:style-name="ce4" table:formula="of:=[.D23]*([.J23]+[.K23])" office:value-type="currency" office:currency="USD" office:value="0.520018656716418" calcext:value-type="currency">
            <text:p>$0.52</text:p>
          </table:table-cell>
          <table:table-cell office:value-type="currency" office:currency="USD" office:value="8.15" calcext:value-type="currency">
            <text:p>$8.15</text:p>
          </table:table-cell>
          <table:table-cell office:value-type="float" office:value="100" calcext:value-type="float">
            <text:p>100</text:p>
          </table:table-cell>
          <table:table-cell table:formula="of:=[.H23]/[.I23]" office:value-type="currency" office:currency="USD" office:value="0.0815" calcext:value-type="currency">
            <text:p>$0.082</text:p>
          </table:table-cell>
          <table:table-cell table:formula="of:=([.H23]/order)*shipping/[.I23]" office:value-type="currency" office:currency="USD" office:value="0.0485046641791045" calcext:value-type="currency">
            <text:p>$0.049</text:p>
          </table:table-cell>
          <table:table-cell table:number-columns-repeated="16373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Hammond 1593LB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gikey HM962-ND</text:p>
          </table:table-cell>
          <table:table-cell table:style-name="ce4" table:formula="of:=[.D24]*([.J24]+[.K24])" office:value-type="currency" office:currency="USD" office:value="5.53452088724584" calcext:value-type="currency">
            <text:p>$5.53</text:p>
          </table:table-cell>
          <table:table-cell office:value-type="currency" office:currency="USD" office:value="26.53" calcext:value-type="currency">
            <text:p>$26.53</text:p>
          </table:table-cell>
          <table:table-cell table:style-name="ce7" office:value-type="float" office:value="5" calcext:value-type="float">
            <text:p>5</text:p>
          </table:table-cell>
          <table:table-cell table:formula="of:=[.H24]/[.I24]" office:value-type="currency" office:currency="USD" office:value="5.306" calcext:value-type="currency">
            <text:p>$5.306</text:p>
          </table:table-cell>
          <table:table-cell table:formula="of:=([.H24]/162.3)*6.99/[.I24]" office:value-type="currency" office:currency="USD" office:value="0.228520887245841" calcext:value-type="currency">
            <text:p>$0.229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'===========================================</text:p>
          </table:table-cell>
          <table:table-cell table:number-columns-repeated="3"/>
          <table:table-cell table:style-name="ce4" table:formula="of:=SUM([.G2:.G24])" office:value-type="currency" office:currency="USD" office:value="30.3885682105121" calcext:value-type="currency">
            <text:p>$30.39</text:p>
          </table:table-cell>
          <table:table-cell/>
          <table:table-cell table:style-name="ce7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calcext:value-type="string">
            <text:p>Tayda Shipping</text:p>
          </table:table-cell>
          <table:table-cell table:number-columns-repeated="3"/>
          <table:table-cell office:value-type="float" office:value="12.76" calcext:value-type="float">
            <text:p>12.76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calcext:value-type="string">
            <text:p>Tayda Total Order Cost</text:p>
          </table:table-cell>
          <table:table-cell table:number-columns-repeated="3"/>
          <table:table-cell office:value-type="float" office:value="21.44" calcext:value-type="float">
            <text:p>21.44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calcext:value-type="string">
            <text:p>Clearing shipping dominates parts cost.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I’m missing sales tax, duties, etc.</text:p>
          </table:table-cell>
          <table:table-cell table:number-columns-repeated="16381"/>
        </table:table-row>
        <table:table-row table:style-name="ro2" table:number-rows-repeated="104854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order" table:target-range-address="'SWR Protector BOM'.G28:'SWR Protector BOM'.G28" table:on-update-keep-styles="true" table:on-update-keep-size="false"/>
        <table:database-range table:name="shipping" table:target-range-address="'SWR Protector BOM'.G27:'SWR Protector BOM'.G27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">
      <number:number number:decimal-places="1" number:min-decimal-places="1" number:min-integer-digits="1" number:grouping="true"/>
    </number:number-style>
    <number:number-style style:name="N125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number:currency-style style:name="N123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3P0"/>
    </number:currency-style>
    <number:currency-style style:name="N122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2P0"/>
    </number:currency-style>
    <number:currency-style style:name="N121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7T14:40:44.526291934</dc:date>
    <meta:editing-duration>PT1H17M28S</meta:editing-duration>
    <meta:editing-cycles>13</meta:editing-cycles>
    <meta:generator>LibreOffice/7.4.3.2$MacOSX_X86_64 LibreOffice_project/1048a8393ae2eeec98dff31b5c133c5f1d08b890</meta:generator>
    <meta:document-statistic meta:table-count="1" meta:cell-count="265" meta:object-count="0"/>
  </office:meta>
</office:document-meta>
</file>